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2efce" officeooo:paragraph-rsid="0012efce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12efce" officeooo:paragraph-rsid="0012efce" style:font-weight-asian="bold" style:font-weight-complex="bold"/>
    </style:style>
    <style:style style:name="P3" style:family="paragraph" style:parent-style-name="Text_20_body">
      <style:text-properties officeooo:rsid="0013919c" officeooo:paragraph-rsid="0013919c"/>
    </style:style>
    <style:style style:name="T1" style:family="text">
      <style:text-properties officeooo:rsid="0012efce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enutzerhandbuch <text:span text:style-name="T1">Catch</text:span></text:p>
      <text:p text:style-name="Text_20_body"/>
      <text:p text:style-name="P3"><text:span text:style-name="T2">Von:</text:span><text:span text:style-name="T3"> Andreas Prinz, Nicolas Homolka</text:span></text:p>
      <text:p text:style-name="P1"><text:span text:style-name="T2"/></text:p>
      <text:p text:style-name="P1"><text:span text:style-name="T2">Start des Spiels:</text:span> Das Spiel startet sobald mindestens 3 Spieler beigetreten sind.</text:p>
      <text:p text:style-name="P1"/>
      <text:p text:style-name="P1"><text:span text:style-name="T2">Spielablauf</text:span>: Sobald das Spiel startet wird ein zufälliger Spieler als Fänger auserwählt. Dieser muss <text:tab/><text:tab/><text:tab/>dann versuchen die anderen Spieler zu fangen. Fänger haben die Farbe schwarz, die <text:tab/><text:tab/><text:tab/>Läufer behalten ihre Farbe die sie am Anfang ausgewählt haben. Die Fänger probieren <text:tab/><text:tab/><text:tab/>die Läufer zu berühren um sie zu fangen, der letzte Läufer gewinnt.</text:p>
      <text:p text:style-name="P1"/>
      <text:p text:style-name="P1"><text:span text:style-name="T2">Regeln</text:span>: Nur der Fänger kann andere Spieler fangen.</text:p>
      <text:p text:style-name="P1"><text:tab/> <text:s/>Ein Fänger kann keinen anderen Fänger fangen.</text:p>
      <text:p text:style-name="P1"><text:tab/> <text:s/>Ein Läufer kann keinen anderen Spieler fangen.</text:p>
      <text:p text:style-name="P1"><text:tab/> <text:s/>Man kann sich nicht selber fangen.</text:p>
      <text:p text:style-name="P1"/>
      <text:p text:style-name="P2">Ende des Spiels:<text:span text:style-name="T3"> Das Spiel endet sobald es nur noch einen Läufer gibt. Wenn das der Fall ist wird man <text:tab/><text:tab/> <text:s text:c="4"/>zu einem Screen weitergeleitet, indem man einen Button findet um erneut zu spiel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08:27:14.834049689</meta:creation-date>
    <dc:date>2018-06-19T08:42:01.385239916</dc:date>
    <meta:editing-duration>PT14M45S</meta:editing-duration>
    <meta:editing-cycles>3</meta:editing-cycles>
    <meta:generator>LibreOffice/6.0.4.2$Linux_X86_64 LibreOffice_project/00m0$Build-2</meta:generator>
    <meta:document-statistic meta:table-count="0" meta:image-count="0" meta:object-count="0" meta:page-count="1" meta:paragraph-count="9" meta:word-count="132" meta:character-count="857" meta:non-whitespace-character-count="709"/>
  </office:meta>
</office:document-meta>
</file>